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ot gen</text:p>
          </table:table-cell>
          <table:table-cell office:value-type="string" calcext:value-type="string">
            <text:p>net</text:p>
          </table:table-cell>
          <table:table-cell/>
        </table:table-row>
        <table:table-row table:style-name="ro1">
          <table:table-cell office:value-type="string" calcext:value-type="string">
            <text:p>Triangles</text:p>
          </table:table-cell>
          <table:table-cell office:value-type="float" office:value="-106196" calcext:value-type="float">
            <text:p>-10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Mob</text:p>
          </table:table-cell>
          <table:table-cell office:value-type="float" office:value="-116490" calcext:value-type="float">
            <text:p>-116490</text:p>
          </table:table-cell>
          <table:table-cell table:formula="of:=[.B3]-[.B2]" office:value-type="float" office:value="-10294" calcext:value-type="float">
            <text:p>-10294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office:value-type="float" office:value="-134799" calcext:value-type="float">
            <text:p>-134799</text:p>
          </table:table-cell>
          <table:table-cell table:formula="of:=[.B4]-[.B3]" office:value-type="float" office:value="-18309" calcext:value-type="float">
            <text:p>-18309</text:p>
          </table:table-cell>
          <table:table-cell/>
        </table:table-row>
        <table:table-row table:style-name="ro1">
          <table:table-cell office:value-type="string" calcext:value-type="string">
            <text:p>Mob</text:p>
          </table:table-cell>
          <table:table-cell office:value-type="float" office:value="-158293" calcext:value-type="float">
            <text:p>-158293</text:p>
          </table:table-cell>
          <table:table-cell table:formula="of:=[.B5]-[.B4]" office:value-type="float" office:value="-23494" calcext:value-type="float">
            <text:p>-2349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eval by terms</text:p>
          </table:table-cell>
          <table:table-cell office:value-type="string" calcext:value-type="string">
            <text:p>net</text:p>
          </table:table-cell>
          <table:table-cell/>
        </table:table-row>
        <table:table-row table:style-name="ro2">
          <table:table-cell office:value-type="string" calcext:value-type="string">
            <text:p>Triangles</text:p>
          </table:table-cell>
          <table:table-cell office:value-type="float" office:value="-106196" calcext:value-type="float">
            <text:p>-10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</text:p>
          </table:table-cell>
          <table:table-cell office:value-type="float" office:value="-124505" calcext:value-type="float">
            <text:p>-124505</text:p>
          </table:table-cell>
          <table:table-cell table:formula="of:=[.B9]-[.B8]" office:value-type="float" office:value="-18309" calcext:value-type="float">
            <text:p>-18309</text:p>
          </table:table-cell>
          <table:table-cell table:formula="of:=[.C9]-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</text:p>
          </table:table-cell>
          <table:table-cell office:value-type="float" office:value="-147999" calcext:value-type="float">
            <text:p>-147999</text:p>
          </table:table-cell>
          <table:table-cell table:formula="of:=[.B10]-[.B9]" office:value-type="float" office:value="-23494" calcext:value-type="float">
            <text:p>-23494</text:p>
          </table:table-cell>
          <table:table-cell table:formula="of:=[.C10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 Mob</text:p>
          </table:table-cell>
          <table:table-cell office:value-type="float" office:value="-173573" calcext:value-type="float">
            <text:p>-173573</text:p>
          </table:table-cell>
          <table:table-cell table:formula="of:=[.B11]-[.B10]" office:value-type="float" office:value="-25574" calcext:value-type="float">
            <text:p>-25574</text:p>
          </table:table-cell>
          <table:table-cell table:formula="of:=[.C11]-[.C3]" office:value-type="float" office:value="-15280" calcext:value-type="float">
            <text:p>-15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9:56:12.495374000</meta:creation-date>
    <dc:date>2014-01-16T10:01:49.289057000</dc:date>
    <meta:editing-duration>PT31S</meta:editing-duration>
    <meta:editing-cycles>2</meta:editing-cycles>
    <meta:generator>LibreOffice/4.1.3.2$MacOSX_x86 LibreOffice_project/70feb7d99726f064edab4605a8ab840c50ec57a</meta:generator>
    <meta:document-statistic meta:table-count="1" meta:cell-count="29" meta:object-count="0"/>
  </office:meta>
</office:document-meta>
</file>